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4.30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ffffff" fo:min-height="0.396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start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fo:color="#000000" loext:opacity="100%" style:font-name="Calibri1" fo:font-size="11.1000003814697pt" fo:font-weight="bold" style:font-name-asian="Calibri1" style:font-size-asian="11.1000003814697pt" style:font-weight-asian="bold" style:font-name-complex="Calibri1" style:font-size-complex="11.1000003814697pt" style:font-weight-complex="bold"/>
    </style:style>
    <style:style style:name="T3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4" style:family="text">
      <style:text-properties fo:color="#000000" loext:opacity="100%" style:font-name="Arial1" fo:font-size="11.1000003814697pt" fo:font-weight="normal" style:font-name-asian="Arial1" style:font-size-asian="11.1000003814697pt" style:font-weight-asian="normal" style:font-name-complex="Arial1" style:font-size-complex="11.1000003814697pt" style:font-weight-complex="normal"/>
    </style:style>
    <style:style style:name="T5" style:family="text">
      <style:text-properties fo:color="#222222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972cm" svg:height="0.425cm" svg:x="8.36cm" svg:y="2.63cm">
          <draw:text-box>
            <text:p text:style-name="P1"><text:span text:style-name="T1">Project Development Phase </text:span></text:p>
          </draw:text-box>
        </draw:frame>
        <draw:frame draw:style-name="gr1" draw:text-style-name="P2" draw:layer="layout" svg:width="4.451cm" svg:height="0.425cm" svg:x="8.623cm" svg:y="3.188cm">
          <draw:text-box>
            <text:p text:style-name="P1"><text:span text:style-name="T1">Model Performance Test </text:span></text:p>
          </draw:text-box>
        </draw:frame>
        <draw:frame draw:style-name="gr2" draw:text-style-name="P3" draw:layer="layout" svg:width="0.388cm" svg:height="0.39cm" svg:x="10.799cm" svg:y="3.73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44cm" svg:height="0.39cm" svg:x="2.744cm" svg:y="4.265cm">
          <draw:text-box>
            <text:p text:style-name="P1"><text:span text:style-name="T3">Date </text:span></text:p>
          </draw:text-box>
        </draw:frame>
        <draw:polygon draw:style-name="gr3" draw:text-style-name="P4" draw:layer="layout" svg:width="0.017cm" svg:height="0.017cm" svg:x="2.54cm" svg:y="4.166cm" svg:viewBox="0 0 18 18" draw:points="0,18 18,18 18,0 0,0">
          <text:p/>
        </draw:polygon>
        <draw:polygon draw:style-name="gr3" draw:text-style-name="P4" draw:layer="layout" svg:width="0.017cm" svg:height="0.017cm" svg:x="2.54cm" svg:y="4.166cm" svg:viewBox="0 0 18 18" draw:points="0,18 18,18 18,0 0,0">
          <text:p/>
        </draw:polygon>
        <draw:polygon draw:style-name="gr3" draw:text-style-name="P4" draw:layer="layout" svg:width="7.937cm" svg:height="0.017cm" svg:x="2.557cm" svg:y="4.166cm" svg:viewBox="0 0 7938 18" draw:points="0,18 7938,18 7938,0 0,0">
          <text:p/>
        </draw:polygon>
        <draw:polygon draw:style-name="gr3" draw:text-style-name="P4" draw:layer="layout" svg:width="0.017cm" svg:height="0.017cm" svg:x="10.494cm" svg:y="4.166cm" svg:viewBox="0 0 18 18" draw:points="0,18 18,18 18,0 0,0">
          <text:p/>
        </draw:polygon>
        <draw:polygon draw:style-name="gr3" draw:text-style-name="P4" draw:layer="layout" svg:width="7.936cm" svg:height="0.017cm" svg:x="10.511cm" svg:y="4.166cm" svg:viewBox="0 0 7937 18" draw:points="0,18 7937,18 7937,0 0,0">
          <text:p/>
        </draw:polygon>
        <draw:polygon draw:style-name="gr3" draw:text-style-name="P4" draw:layer="layout" svg:width="0.017cm" svg:height="0.017cm" svg:x="18.447cm" svg:y="4.166cm" svg:viewBox="0 0 18 18" draw:points="0,18 18,18 18,0 0,0">
          <text:p/>
        </draw:polygon>
        <draw:polygon draw:style-name="gr3" draw:text-style-name="P4" draw:layer="layout" svg:width="0.017cm" svg:height="0.017cm" svg:x="18.447cm" svg:y="4.166cm" svg:viewBox="0 0 18 18" draw:points="0,18 18,18 18,0 0,0">
          <text:p/>
        </draw:polygon>
        <draw:polygon draw:style-name="gr3" draw:text-style-name="P4" draw:layer="layout" svg:width="0.017cm" svg:height="0.475cm" svg:x="2.54cm" svg:y="4.183cm" svg:viewBox="0 0 18 476" draw:points="0,476 18,476 18,0 0,0">
          <text:p/>
        </draw:polygon>
        <draw:polygon draw:style-name="gr3" draw:text-style-name="P4" draw:layer="layout" svg:width="0.017cm" svg:height="0.475cm" svg:x="10.494cm" svg:y="4.183cm" svg:viewBox="0 0 18 476" draw:points="0,476 18,476 18,0 0,0">
          <text:p/>
        </draw:polygon>
        <draw:polygon draw:style-name="gr3" draw:text-style-name="P4" draw:layer="layout" svg:width="0.017cm" svg:height="0.475cm" svg:x="18.447cm" svg:y="4.183cm" svg:viewBox="0 0 18 476" draw:points="0,476 18,476 18,0 0,0">
          <text:p/>
        </draw:polygon>
        <draw:frame draw:style-name="gr2" draw:text-style-name="P3" draw:layer="layout" svg:width="2.817cm" svg:height="0.39cm" svg:x="10.698cm" svg:y="4.265cm">
          <draw:text-box>
            <text:p text:style-name="P1"><text:span text:style-name="T3">21-October-2023 </text:span></text:p>
          </draw:text-box>
        </draw:frame>
        <draw:frame draw:style-name="gr2" draw:text-style-name="P3" draw:layer="layout" svg:width="1.399cm" svg:height="0.39cm" svg:x="2.744cm" svg:y="4.756cm">
          <draw:text-box>
            <text:p text:style-name="P1"><text:span text:style-name="T3">Team ID </text:span></text:p>
          </draw:text-box>
        </draw:frame>
        <draw:polygon draw:style-name="gr3" draw:text-style-name="P4" draw:layer="layout" svg:width="0.017cm" svg:height="0.017cm" svg:x="2.54cm" svg:y="4.658cm" svg:viewBox="0 0 18 18" draw:points="0,18 18,18 18,0 0,0">
          <text:p/>
        </draw:polygon>
        <draw:polygon draw:style-name="gr3" draw:text-style-name="P4" draw:layer="layout" svg:width="7.937cm" svg:height="0.017cm" svg:x="2.557cm" svg:y="4.658cm" svg:viewBox="0 0 7938 18" draw:points="0,18 7938,18 7938,0 0,0">
          <text:p/>
        </draw:polygon>
        <draw:polygon draw:style-name="gr3" draw:text-style-name="P4" draw:layer="layout" svg:width="0.017cm" svg:height="0.017cm" svg:x="10.494cm" svg:y="4.658cm" svg:viewBox="0 0 18 18" draw:points="0,18 18,18 18,0 0,0">
          <text:p/>
        </draw:polygon>
        <draw:polygon draw:style-name="gr3" draw:text-style-name="P4" draw:layer="layout" svg:width="7.936cm" svg:height="0.017cm" svg:x="10.511cm" svg:y="4.658cm" svg:viewBox="0 0 7937 18" draw:points="0,18 7937,18 7937,0 0,0">
          <text:p/>
        </draw:polygon>
        <draw:polygon draw:style-name="gr3" draw:text-style-name="P4" draw:layer="layout" svg:width="0.017cm" svg:height="0.017cm" svg:x="18.447cm" svg:y="4.658cm" svg:viewBox="0 0 18 18" draw:points="0,18 18,18 18,0 0,0">
          <text:p/>
        </draw:polygon>
        <draw:polygon draw:style-name="gr3" draw:text-style-name="P4" draw:layer="layout" svg:width="0.017cm" svg:height="0.474cm" svg:x="2.54cm" svg:y="4.675cm" svg:viewBox="0 0 18 475" draw:points="0,475 18,475 18,0 0,0">
          <text:p/>
        </draw:polygon>
        <draw:polygon draw:style-name="gr3" draw:text-style-name="P4" draw:layer="layout" svg:width="0.017cm" svg:height="0.474cm" svg:x="10.494cm" svg:y="4.675cm" svg:viewBox="0 0 18 475" draw:points="0,475 18,475 18,0 0,0">
          <text:p/>
        </draw:polygon>
        <draw:polygon draw:style-name="gr3" draw:text-style-name="P4" draw:layer="layout" svg:width="0.017cm" svg:height="0.474cm" svg:x="18.447cm" svg:y="4.675cm" svg:viewBox="0 0 18 475" draw:points="0,475 18,475 18,0 0,0">
          <text:p/>
        </draw:polygon>
        <draw:frame draw:style-name="gr4" draw:text-style-name="P5" draw:layer="layout" svg:width="4.302cm" svg:height="0.395cm" svg:x="10.698cm" svg:y="4.756cm">
          <draw:text-box>
            <text:p text:style-name="P1"><text:span text:style-name="T3">OCEAD56E78F6AD1B7E54 </text:span></text:p>
          </draw:text-box>
        </draw:frame>
        <draw:frame draw:style-name="gr2" draw:text-style-name="P3" draw:layer="layout" svg:width="2.25cm" svg:height="0.39cm" svg:x="2.744cm" svg:y="5.247cm">
          <draw:text-box>
            <text:p text:style-name="P1"><text:span text:style-name="T3">Project Name </text:span></text:p>
          </draw:text-box>
        </draw:frame>
        <draw:polygon draw:style-name="gr3" draw:text-style-name="P4" draw:layer="layout" svg:width="0.017cm" svg:height="0.017cm" svg:x="2.54cm" svg:y="5.149cm" svg:viewBox="0 0 18 18" draw:points="0,18 18,18 18,0 0,0">
          <text:p/>
        </draw:polygon>
        <draw:polygon draw:style-name="gr3" draw:text-style-name="P4" draw:layer="layout" svg:width="7.937cm" svg:height="0.017cm" svg:x="2.557cm" svg:y="5.149cm" svg:viewBox="0 0 7938 18" draw:points="0,18 7938,18 7938,0 0,0">
          <text:p/>
        </draw:polygon>
        <draw:polygon draw:style-name="gr3" draw:text-style-name="P4" draw:layer="layout" svg:width="0.017cm" svg:height="0.017cm" svg:x="10.494cm" svg:y="5.149cm" svg:viewBox="0 0 18 18" draw:points="0,18 18,18 18,0 0,0">
          <text:p/>
        </draw:polygon>
        <draw:polygon draw:style-name="gr3" draw:text-style-name="P4" draw:layer="layout" svg:width="7.936cm" svg:height="0.017cm" svg:x="10.511cm" svg:y="5.149cm" svg:viewBox="0 0 7937 18" draw:points="0,18 7937,18 7937,0 0,0">
          <text:p/>
        </draw:polygon>
        <draw:polygon draw:style-name="gr3" draw:text-style-name="P4" draw:layer="layout" svg:width="0.017cm" svg:height="0.017cm" svg:x="18.447cm" svg:y="5.149cm" svg:viewBox="0 0 18 18" draw:points="0,18 18,18 18,0 0,0">
          <text:p/>
        </draw:polygon>
        <draw:polygon draw:style-name="gr3" draw:text-style-name="P4" draw:layer="layout" svg:width="0.017cm" svg:height="0.474cm" svg:x="2.54cm" svg:y="5.166cm" svg:viewBox="0 0 18 475" draw:points="0,475 18,475 18,0 0,0">
          <text:p/>
        </draw:polygon>
        <draw:polygon draw:style-name="gr3" draw:text-style-name="P4" draw:layer="layout" svg:width="0.017cm" svg:height="0.474cm" svg:x="10.494cm" svg:y="5.166cm" svg:viewBox="0 0 18 475" draw:points="0,475 18,475 18,0 0,0">
          <text:p/>
        </draw:polygon>
        <draw:polygon draw:style-name="gr3" draw:text-style-name="P4" draw:layer="layout" svg:width="0.017cm" svg:height="0.474cm" svg:x="18.447cm" svg:y="5.166cm" svg:viewBox="0 0 18 475" draw:points="0,475 18,475 18,0 0,0">
          <text:p/>
        </draw:polygon>
        <draw:frame draw:style-name="gr2" draw:text-style-name="P3" draw:layer="layout" svg:width="8.6cm" svg:height="0.39cm" svg:x="10.698cm" svg:y="5.247cm">
          <draw:text-box>
            <text:p text:style-name="P1"><text:span text:style-name="T3">Project – Unearthing trends from Linkedin Influencers </text:span></text:p>
          </draw:text-box>
        </draw:frame>
        <draw:frame draw:style-name="gr2" draw:text-style-name="P3" draw:layer="layout" svg:width="2.766cm" svg:height="0.39cm" svg:x="2.744cm" svg:y="5.738cm">
          <draw:text-box>
            <text:p text:style-name="P1"><text:span text:style-name="T3">Maximum Marks </text:span></text:p>
          </draw:text-box>
        </draw:frame>
        <draw:polygon draw:style-name="gr3" draw:text-style-name="P4" draw:layer="layout" svg:width="0.017cm" svg:height="0.017cm" svg:x="2.54cm" svg:y="5.64cm" svg:viewBox="0 0 18 18" draw:points="0,18 18,18 18,0 0,0">
          <text:p/>
        </draw:polygon>
        <draw:polygon draw:style-name="gr3" draw:text-style-name="P4" draw:layer="layout" svg:width="7.937cm" svg:height="0.017cm" svg:x="2.557cm" svg:y="5.64cm" svg:viewBox="0 0 7938 18" draw:points="0,18 7938,18 7938,0 0,0">
          <text:p/>
        </draw:polygon>
        <draw:polygon draw:style-name="gr3" draw:text-style-name="P4" draw:layer="layout" svg:width="0.017cm" svg:height="0.017cm" svg:x="10.494cm" svg:y="5.64cm" svg:viewBox="0 0 18 18" draw:points="0,18 18,18 18,0 0,0">
          <text:p/>
        </draw:polygon>
        <draw:polygon draw:style-name="gr3" draw:text-style-name="P4" draw:layer="layout" svg:width="7.936cm" svg:height="0.017cm" svg:x="10.511cm" svg:y="5.64cm" svg:viewBox="0 0 7937 18" draw:points="0,18 7937,18 7937,0 0,0">
          <text:p/>
        </draw:polygon>
        <draw:polygon draw:style-name="gr3" draw:text-style-name="P4" draw:layer="layout" svg:width="0.017cm" svg:height="0.017cm" svg:x="18.447cm" svg:y="5.64cm" svg:viewBox="0 0 18 18" draw:points="0,18 18,18 18,0 0,0">
          <text:p/>
        </draw:polygon>
        <draw:polygon draw:style-name="gr3" draw:text-style-name="P4" draw:layer="layout" svg:width="0.017cm" svg:height="0.474cm" svg:x="2.54cm" svg:y="5.657cm" svg:viewBox="0 0 18 475" draw:points="0,475 18,475 18,0 0,0">
          <text:p/>
        </draw:polygon>
        <draw:polygon draw:style-name="gr3" draw:text-style-name="P4" draw:layer="layout" svg:width="0.017cm" svg:height="0.017cm" svg:x="2.54cm" svg:y="6.131cm" svg:viewBox="0 0 18 18" draw:points="0,18 18,18 18,0 0,0">
          <text:p/>
        </draw:polygon>
        <draw:polygon draw:style-name="gr3" draw:text-style-name="P4" draw:layer="layout" svg:width="0.017cm" svg:height="0.017cm" svg:x="2.54cm" svg:y="6.131cm" svg:viewBox="0 0 18 18" draw:points="0,18 18,18 18,0 0,0">
          <text:p/>
        </draw:polygon>
        <draw:polygon draw:style-name="gr3" draw:text-style-name="P4" draw:layer="layout" svg:width="7.937cm" svg:height="0.017cm" svg:x="2.557cm" svg:y="6.131cm" svg:viewBox="0 0 7938 18" draw:points="0,18 7938,18 7938,0 0,0">
          <text:p/>
        </draw:polygon>
        <draw:polygon draw:style-name="gr3" draw:text-style-name="P4" draw:layer="layout" svg:width="0.017cm" svg:height="0.474cm" svg:x="10.494cm" svg:y="5.657cm" svg:viewBox="0 0 18 475" draw:points="0,475 18,475 18,0 0,0">
          <text:p/>
        </draw:polygon>
        <draw:polygon draw:style-name="gr3" draw:text-style-name="P4" draw:layer="layout" svg:width="0.017cm" svg:height="0.017cm" svg:x="10.494cm" svg:y="6.131cm" svg:viewBox="0 0 18 18" draw:points="0,18 18,18 18,0 0,0">
          <text:p/>
        </draw:polygon>
        <draw:polygon draw:style-name="gr3" draw:text-style-name="P4" draw:layer="layout" svg:width="7.936cm" svg:height="0.017cm" svg:x="10.511cm" svg:y="6.131cm" svg:viewBox="0 0 7937 18" draw:points="0,18 7937,18 7937,0 0,0">
          <text:p/>
        </draw:polygon>
        <draw:polygon draw:style-name="gr3" draw:text-style-name="P4" draw:layer="layout" svg:width="0.017cm" svg:height="0.474cm" svg:x="18.447cm" svg:y="5.657cm" svg:viewBox="0 0 18 475" draw:points="0,475 18,475 18,0 0,0">
          <text:p/>
        </draw:polygon>
        <draw:polygon draw:style-name="gr3" draw:text-style-name="P4" draw:layer="layout" svg:width="0.017cm" svg:height="0.017cm" svg:x="18.447cm" svg:y="6.131cm" svg:viewBox="0 0 18 18" draw:points="0,18 18,18 18,0 0,0">
          <text:p/>
        </draw:polygon>
        <draw:polygon draw:style-name="gr3" draw:text-style-name="P4" draw:layer="layout" svg:width="0.017cm" svg:height="0.017cm" svg:x="18.447cm" svg:y="6.131cm" svg:viewBox="0 0 18 18" draw:points="0,18 18,18 18,0 0,0">
          <text:p/>
        </draw:polygon>
        <draw:frame draw:style-name="gr2" draw:text-style-name="P3" draw:layer="layout" svg:width="1.564cm" svg:height="0.39cm" svg:x="10.698cm" svg:y="5.738cm">
          <draw:text-box>
            <text:p text:style-name="P1"><text:span text:style-name="T3">10 Marks </text:span></text:p>
          </draw:text-box>
        </draw:frame>
        <draw:frame draw:style-name="gr2" draw:text-style-name="P3" draw:layer="layout" svg:width="0.388cm" svg:height="0.39cm" svg:x="2.541cm" svg:y="6.2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671cm" svg:height="0.39cm" svg:x="2.541cm" svg:y="7.034cm">
          <draw:text-box>
            <text:p text:style-name="P1"><text:span text:style-name="T2">Model Performance Testing: </text:span></text:p>
          </draw:text-box>
        </draw:frame>
        <draw:frame draw:style-name="gr2" draw:text-style-name="P3" draw:layer="layout" svg:width="13.959cm" svg:height="0.39cm" svg:x="2.541cm" svg:y="7.83cm">
          <draw:text-box>
            <text:p text:style-name="P1"><text:span text:style-name="T3">Project team shall fill the following information in model performance testing template. </text:span></text:p>
          </draw:text-box>
        </draw:frame>
        <draw:frame draw:style-name="gr2" draw:text-style-name="P3" draw:layer="layout" svg:width="0.95cm" svg:height="0.39cm" svg:x="2.744cm" svg:y="8.626cm">
          <draw:text-box>
            <text:p text:style-name="P1"><text:span text:style-name="T2">S.No. </text:span></text:p>
          </draw:text-box>
        </draw:frame>
        <draw:frame draw:style-name="gr2" draw:text-style-name="P3" draw:layer="layout" svg:width="1.801cm" svg:height="0.39cm" svg:x="4.04cm" svg:y="8.626cm">
          <draw:text-box>
            <text:p text:style-name="P1"><text:span text:style-name="T2">Parameter </text:span></text:p>
          </draw:text-box>
        </draw:frame>
        <draw:polygon draw:style-name="gr3" draw:text-style-name="P4" draw:layer="layout" svg:width="0.017cm" svg:height="0.017cm" svg:x="2.54cm" svg:y="8.528cm" svg:viewBox="0 0 18 18" draw:points="0,18 18,18 18,0 0,0">
          <text:p/>
        </draw:polygon>
        <draw:polygon draw:style-name="gr3" draw:text-style-name="P4" draw:layer="layout" svg:width="0.017cm" svg:height="0.017cm" svg:x="2.54cm" svg:y="8.528cm" svg:viewBox="0 0 18 18" draw:points="0,18 18,18 18,0 0,0">
          <text:p/>
        </draw:polygon>
        <draw:polygon draw:style-name="gr3" draw:text-style-name="P4" draw:layer="layout" svg:width="1.28cm" svg:height="0.017cm" svg:x="2.557cm" svg:y="8.528cm" svg:viewBox="0 0 1281 18" draw:points="0,18 1281,18 1281,0 0,0">
          <text:p/>
        </draw:polygon>
        <draw:polygon draw:style-name="gr3" draw:text-style-name="P4" draw:layer="layout" svg:width="0.017cm" svg:height="0.017cm" svg:x="3.837cm" svg:y="8.528cm" svg:viewBox="0 0 18 18" draw:points="0,18 18,18 18,0 0,0">
          <text:p/>
        </draw:polygon>
        <draw:polygon draw:style-name="gr3" draw:text-style-name="P4" draw:layer="layout" svg:width="4.218cm" svg:height="0.017cm" svg:x="3.854cm" svg:y="8.528cm" svg:viewBox="0 0 4219 18" draw:points="0,18 4219,18 4219,0 0,0">
          <text:p/>
        </draw:polygon>
        <draw:polygon draw:style-name="gr3" draw:text-style-name="P4" draw:layer="layout" svg:width="0.017cm" svg:height="0.017cm" svg:x="8.072cm" svg:y="8.528cm" svg:viewBox="0 0 18 18" draw:points="0,18 18,18 18,0 0,0">
          <text:p/>
        </draw:polygon>
        <draw:polygon draw:style-name="gr3" draw:text-style-name="P4" draw:layer="layout" svg:width="10.121cm" svg:height="0.017cm" svg:x="8.089cm" svg:y="8.528cm" svg:viewBox="0 0 10122 18" draw:points="0,18 10122,18 10122,0 0,0">
          <text:p/>
        </draw:polygon>
        <draw:polygon draw:style-name="gr3" draw:text-style-name="P4" draw:layer="layout" svg:width="0.016cm" svg:height="0.017cm" svg:x="18.21cm" svg:y="8.528cm" svg:viewBox="0 0 17 18" draw:points="0,18 17,18 17,0 0,0">
          <text:p/>
        </draw:polygon>
        <draw:polygon draw:style-name="gr3" draw:text-style-name="P4" draw:layer="layout" svg:width="0.016cm" svg:height="0.017cm" svg:x="18.21cm" svg:y="8.528cm" svg:viewBox="0 0 17 18" draw:points="0,18 17,18 17,0 0,0">
          <text:p/>
        </draw:polygon>
        <draw:polygon draw:style-name="gr3" draw:text-style-name="P4" draw:layer="layout" svg:width="0.017cm" svg:height="0.99cm" svg:x="2.54cm" svg:y="8.545cm" svg:viewBox="0 0 18 991" draw:points="0,991 18,991 18,0 0,0">
          <text:p/>
        </draw:polygon>
        <draw:polygon draw:style-name="gr3" draw:text-style-name="P4" draw:layer="layout" svg:width="0.017cm" svg:height="0.99cm" svg:x="3.837cm" svg:y="8.545cm" svg:viewBox="0 0 18 991" draw:points="0,991 18,991 18,0 0,0">
          <text:p/>
        </draw:polygon>
        <draw:polygon draw:style-name="gr3" draw:text-style-name="P4" draw:layer="layout" svg:width="0.017cm" svg:height="0.99cm" svg:x="8.072cm" svg:y="8.545cm" svg:viewBox="0 0 18 991" draw:points="0,991 18,991 18,0 0,0">
          <text:p/>
        </draw:polygon>
        <draw:polygon draw:style-name="gr3" draw:text-style-name="P4" draw:layer="layout" svg:width="0.016cm" svg:height="0.99cm" svg:x="18.21cm" svg:y="8.545cm" svg:viewBox="0 0 17 991" draw:points="0,991 17,991 17,0 0,0">
          <text:p/>
        </draw:polygon>
        <draw:frame draw:style-name="gr2" draw:text-style-name="P3" draw:layer="layout" svg:width="3.3cm" svg:height="0.39cm" svg:x="8.275cm" svg:y="8.626cm">
          <draw:text-box>
            <text:p text:style-name="P1"><text:span text:style-name="T2">Screenshot / Values </text:span></text:p>
          </draw:text-box>
        </draw:frame>
        <draw:frame draw:style-name="gr2" draw:text-style-name="P3" draw:layer="layout" svg:width="0.388cm" svg:height="0.39cm" svg:x="3.244cm" svg:y="9.642cm">
          <draw:text-box>
            <text:p text:style-name="P1"><text:span text:style-name="T3">1.</text:span></text:p>
          </draw:text-box>
        </draw:frame>
        <draw:frame draw:style-name="gr2" draw:text-style-name="P3" draw:layer="layout" svg:width="0.388cm" svg:height="0.433cm" svg:x="3.541cm" svg:y="9.58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39cm" svg:x="3.879cm" svg:y="9.64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923cm" svg:height="0.39cm" svg:x="4.04cm" svg:y="9.633cm">
          <draw:text-box>
            <text:p text:style-name="P1"><text:span text:style-name="T5">Dashboard design</text:span><text:span text:style-name="T3"> </text:span></text:p>
          </draw:text-box>
        </draw:frame>
        <draw:polygon draw:style-name="gr3" draw:text-style-name="P4" draw:layer="layout" svg:width="0.017cm" svg:height="0.017cm" svg:x="2.54cm" svg:y="9.535cm" svg:viewBox="0 0 18 18" draw:points="0,18 18,18 18,0 0,0">
          <text:p/>
        </draw:polygon>
        <draw:polygon draw:style-name="gr3" draw:text-style-name="P4" draw:layer="layout" svg:width="1.28cm" svg:height="0.017cm" svg:x="2.557cm" svg:y="9.535cm" svg:viewBox="0 0 1281 18" draw:points="0,18 1281,18 1281,0 0,0">
          <text:p/>
        </draw:polygon>
        <draw:polygon draw:style-name="gr3" draw:text-style-name="P4" draw:layer="layout" svg:width="0.017cm" svg:height="0.017cm" svg:x="3.837cm" svg:y="9.535cm" svg:viewBox="0 0 18 18" draw:points="0,18 18,18 18,0 0,0">
          <text:p/>
        </draw:polygon>
        <draw:polygon draw:style-name="gr3" draw:text-style-name="P4" draw:layer="layout" svg:width="4.218cm" svg:height="0.017cm" svg:x="3.854cm" svg:y="9.535cm" svg:viewBox="0 0 4219 18" draw:points="0,18 4219,18 4219,0 0,0">
          <text:p/>
        </draw:polygon>
        <draw:polygon draw:style-name="gr3" draw:text-style-name="P4" draw:layer="layout" svg:width="0.017cm" svg:height="0.017cm" svg:x="8.072cm" svg:y="9.535cm" svg:viewBox="0 0 18 18" draw:points="0,18 18,18 18,0 0,0">
          <text:p/>
        </draw:polygon>
        <draw:polygon draw:style-name="gr3" draw:text-style-name="P4" draw:layer="layout" svg:width="10.121cm" svg:height="0.017cm" svg:x="8.089cm" svg:y="9.535cm" svg:viewBox="0 0 10122 18" draw:points="0,18 10122,18 10122,0 0,0">
          <text:p/>
        </draw:polygon>
        <draw:polygon draw:style-name="gr3" draw:text-style-name="P4" draw:layer="layout" svg:width="0.016cm" svg:height="0.017cm" svg:x="18.21cm" svg:y="9.535cm" svg:viewBox="0 0 17 18" draw:points="0,18 17,18 17,0 0,0">
          <text:p/>
        </draw:polygon>
        <draw:polygon draw:style-name="gr3" draw:text-style-name="P4" draw:layer="layout" svg:width="0.017cm" svg:height="1.44cm" svg:x="2.54cm" svg:y="9.553cm" svg:viewBox="0 0 18 1441" draw:points="0,1441 18,1441 18,0 0,0">
          <text:p/>
        </draw:polygon>
        <draw:polygon draw:style-name="gr3" draw:text-style-name="P4" draw:layer="layout" svg:width="0.017cm" svg:height="1.44cm" svg:x="3.837cm" svg:y="9.553cm" svg:viewBox="0 0 18 1441" draw:points="0,1441 18,1441 18,0 0,0">
          <text:p/>
        </draw:polygon>
        <draw:polygon draw:style-name="gr3" draw:text-style-name="P4" draw:layer="layout" svg:width="0.017cm" svg:height="1.44cm" svg:x="8.072cm" svg:y="9.553cm" svg:viewBox="0 0 18 1441" draw:points="0,1441 18,1441 18,0 0,0">
          <text:p/>
        </draw:polygon>
        <draw:polygon draw:style-name="gr3" draw:text-style-name="P4" draw:layer="layout" svg:width="0.016cm" svg:height="1.44cm" svg:x="18.21cm" svg:y="9.553cm" svg:viewBox="0 0 17 1441" draw:points="0,1441 17,1441 17,0 0,0">
          <text:p/>
        </draw:polygon>
        <draw:frame draw:style-name="gr2" draw:text-style-name="P3" draw:layer="layout" svg:width="5.438cm" svg:height="0.39cm" svg:x="8.275cm" svg:y="9.633cm">
          <draw:text-box>
            <text:p text:style-name="P1"><text:span text:style-name="T3">No of Visualizations / Graphs - <text:s/>11 </text:span></text:p>
          </draw:text-box>
        </draw:frame>
        <draw:frame draw:style-name="gr2" draw:text-style-name="P3" draw:layer="layout" svg:width="0.388cm" svg:height="0.39cm" svg:x="3.244cm" svg:y="11.099cm">
          <draw:text-box>
            <text:p text:style-name="P1"><text:span text:style-name="T3">2.</text:span></text:p>
          </draw:text-box>
        </draw:frame>
        <draw:frame draw:style-name="gr2" draw:text-style-name="P3" draw:layer="layout" svg:width="0.388cm" svg:height="0.433cm" svg:x="3.541cm" svg:y="11.03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39cm" svg:x="3.879cm" svg:y="11.09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414cm" svg:height="0.39cm" svg:x="4.04cm" svg:y="11.091cm">
          <draw:text-box>
            <text:p text:style-name="P1"><text:span text:style-name="T5">Data Responsiveness</text:span><text:span text:style-name="T3"> </text:span></text:p>
          </draw:text-box>
        </draw:frame>
        <draw:polygon draw:style-name="gr3" draw:text-style-name="P4" draw:layer="layout" svg:width="0.017cm" svg:height="0.017cm" svg:x="2.54cm" svg:y="10.993cm" svg:viewBox="0 0 18 18" draw:points="0,18 18,18 18,0 0,0">
          <text:p/>
        </draw:polygon>
        <draw:polygon draw:style-name="gr3" draw:text-style-name="P4" draw:layer="layout" svg:width="1.28cm" svg:height="0.017cm" svg:x="2.557cm" svg:y="10.993cm" svg:viewBox="0 0 1281 18" draw:points="0,18 1281,18 1281,0 0,0">
          <text:p/>
        </draw:polygon>
        <draw:polygon draw:style-name="gr3" draw:text-style-name="P4" draw:layer="layout" svg:width="0.017cm" svg:height="0.017cm" svg:x="3.837cm" svg:y="10.993cm" svg:viewBox="0 0 18 18" draw:points="0,18 18,18 18,0 0,0">
          <text:p/>
        </draw:polygon>
        <draw:polygon draw:style-name="gr3" draw:text-style-name="P4" draw:layer="layout" svg:width="4.218cm" svg:height="0.017cm" svg:x="3.854cm" svg:y="10.993cm" svg:viewBox="0 0 4219 18" draw:points="0,18 4219,18 4219,0 0,0">
          <text:p/>
        </draw:polygon>
        <draw:polygon draw:style-name="gr3" draw:text-style-name="P4" draw:layer="layout" svg:width="0.017cm" svg:height="0.017cm" svg:x="8.072cm" svg:y="10.993cm" svg:viewBox="0 0 18 18" draw:points="0,18 18,18 18,0 0,0">
          <text:p/>
        </draw:polygon>
        <draw:polygon draw:style-name="gr3" draw:text-style-name="P4" draw:layer="layout" svg:width="10.121cm" svg:height="0.017cm" svg:x="8.089cm" svg:y="10.993cm" svg:viewBox="0 0 10122 18" draw:points="0,18 10122,18 10122,0 0,0">
          <text:p/>
        </draw:polygon>
        <draw:polygon draw:style-name="gr3" draw:text-style-name="P4" draw:layer="layout" svg:width="0.016cm" svg:height="0.017cm" svg:x="18.21cm" svg:y="10.993cm" svg:viewBox="0 0 17 18" draw:points="0,18 17,18 17,0 0,0">
          <text:p/>
        </draw:polygon>
        <draw:polygon draw:style-name="gr3" draw:text-style-name="P4" draw:layer="layout" svg:width="0.017cm" svg:height="1.439cm" svg:x="2.54cm" svg:y="11.01cm" svg:viewBox="0 0 18 1440" draw:points="0,1440 18,1440 18,0 0,0">
          <text:p/>
        </draw:polygon>
        <draw:polygon draw:style-name="gr3" draw:text-style-name="P4" draw:layer="layout" svg:width="0.017cm" svg:height="1.439cm" svg:x="3.837cm" svg:y="11.01cm" svg:viewBox="0 0 18 1440" draw:points="0,1440 18,1440 18,0 0,0">
          <text:p/>
        </draw:polygon>
        <draw:polygon draw:style-name="gr3" draw:text-style-name="P4" draw:layer="layout" svg:width="0.017cm" svg:height="1.439cm" svg:x="8.072cm" svg:y="11.01cm" svg:viewBox="0 0 18 1440" draw:points="0,1440 18,1440 18,0 0,0">
          <text:p/>
        </draw:polygon>
        <draw:polygon draw:style-name="gr3" draw:text-style-name="P4" draw:layer="layout" svg:width="0.016cm" svg:height="1.439cm" svg:x="18.21cm" svg:y="11.01cm" svg:viewBox="0 0 17 1440" draw:points="0,1440 17,1440 17,0 0,0">
          <text:p/>
        </draw:polygon>
        <draw:frame draw:style-name="gr2" draw:text-style-name="P3" draw:layer="layout" svg:width="0.388cm" svg:height="0.39cm" svg:x="8.275cm" svg:y="11.09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3.244cm" svg:y="12.555cm">
          <draw:text-box>
            <text:p text:style-name="P1"><text:span text:style-name="T3">3. </text:span></text:p>
          </draw:text-box>
        </draw:frame>
        <draw:frame draw:style-name="gr2" draw:text-style-name="P3" draw:layer="layout" svg:width="2.631cm" svg:height="0.39cm" svg:x="4.04cm" svg:y="12.547cm">
          <draw:text-box>
            <text:p text:style-name="P1"><text:span text:style-name="T5">Amount Data to </text:span></text:p>
          </draw:text-box>
        </draw:frame>
        <draw:frame draw:style-name="gr2" draw:text-style-name="P3" draw:layer="layout" svg:width="3.901cm" svg:height="0.39cm" svg:x="4.04cm" svg:y="13.022cm">
          <draw:text-box>
            <text:p text:style-name="P1"><text:span text:style-name="T5">Rendered (DB2 Metrics) </text:span></text:p>
          </draw:text-box>
        </draw:frame>
        <draw:polygon draw:style-name="gr3" draw:text-style-name="P4" draw:layer="layout" svg:width="0.017cm" svg:height="0.017cm" svg:x="2.54cm" svg:y="12.449cm" svg:viewBox="0 0 18 18" draw:points="0,18 18,18 18,0 0,0">
          <text:p/>
        </draw:polygon>
        <draw:polygon draw:style-name="gr3" draw:text-style-name="P4" draw:layer="layout" svg:width="1.28cm" svg:height="0.017cm" svg:x="2.557cm" svg:y="12.449cm" svg:viewBox="0 0 1281 18" draw:points="0,18 1281,18 1281,0 0,0">
          <text:p/>
        </draw:polygon>
        <draw:polygon draw:style-name="gr3" draw:text-style-name="P4" draw:layer="layout" svg:width="0.017cm" svg:height="0.017cm" svg:x="3.837cm" svg:y="12.449cm" svg:viewBox="0 0 18 18" draw:points="0,18 18,18 18,0 0,0">
          <text:p/>
        </draw:polygon>
        <draw:polygon draw:style-name="gr3" draw:text-style-name="P4" draw:layer="layout" svg:width="4.218cm" svg:height="0.017cm" svg:x="3.854cm" svg:y="12.449cm" svg:viewBox="0 0 4219 18" draw:points="0,18 4219,18 4219,0 0,0">
          <text:p/>
        </draw:polygon>
        <draw:polygon draw:style-name="gr3" draw:text-style-name="P4" draw:layer="layout" svg:width="0.017cm" svg:height="0.017cm" svg:x="8.072cm" svg:y="12.449cm" svg:viewBox="0 0 18 18" draw:points="0,18 18,18 18,0 0,0">
          <text:p/>
        </draw:polygon>
        <draw:polygon draw:style-name="gr3" draw:text-style-name="P4" draw:layer="layout" svg:width="10.121cm" svg:height="0.017cm" svg:x="8.089cm" svg:y="12.449cm" svg:viewBox="0 0 10122 18" draw:points="0,18 10122,18 10122,0 0,0">
          <text:p/>
        </draw:polygon>
        <draw:polygon draw:style-name="gr3" draw:text-style-name="P4" draw:layer="layout" svg:width="0.016cm" svg:height="0.017cm" svg:x="18.21cm" svg:y="12.449cm" svg:viewBox="0 0 17 18" draw:points="0,18 17,18 17,0 0,0">
          <text:p/>
        </draw:polygon>
        <draw:polygon draw:style-name="gr3" draw:text-style-name="P4" draw:layer="layout" svg:width="0.017cm" svg:height="1.44cm" svg:x="2.54cm" svg:y="12.466cm" svg:viewBox="0 0 18 1441" draw:points="0,1441 18,1441 18,0 0,0">
          <text:p/>
        </draw:polygon>
        <draw:polygon draw:style-name="gr3" draw:text-style-name="P4" draw:layer="layout" svg:width="0.017cm" svg:height="1.44cm" svg:x="3.837cm" svg:y="12.466cm" svg:viewBox="0 0 18 1441" draw:points="0,1441 18,1441 18,0 0,0">
          <text:p/>
        </draw:polygon>
        <draw:polygon draw:style-name="gr3" draw:text-style-name="P4" draw:layer="layout" svg:width="0.017cm" svg:height="1.44cm" svg:x="8.072cm" svg:y="12.466cm" svg:viewBox="0 0 18 1441" draw:points="0,1441 18,1441 18,0 0,0">
          <text:p/>
        </draw:polygon>
        <draw:polygon draw:style-name="gr3" draw:text-style-name="P4" draw:layer="layout" svg:width="0.016cm" svg:height="1.44cm" svg:x="18.21cm" svg:y="12.466cm" svg:viewBox="0 0 17 1441" draw:points="0,1441 17,1441 17,0 0,0">
          <text:p/>
        </draw:polygon>
        <draw:frame draw:style-name="gr2" draw:text-style-name="P3" draw:layer="layout" svg:width="0.388cm" svg:height="0.39cm" svg:x="8.275cm" svg:y="12.54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3.244cm" svg:y="14.021cm">
          <draw:text-box>
            <text:p text:style-name="P1"><text:span text:style-name="T3">4. </text:span></text:p>
          </draw:text-box>
        </draw:frame>
        <draw:frame draw:style-name="gr2" draw:text-style-name="P3" draw:layer="layout" svg:width="2.948cm" svg:height="0.39cm" svg:x="4.04cm" svg:y="14.004cm">
          <draw:text-box>
            <text:p text:style-name="P1"><text:span text:style-name="T5">Utilization of Data </text:span></text:p>
          </draw:text-box>
        </draw:frame>
        <draw:frame draw:style-name="gr2" draw:text-style-name="P3" draw:layer="layout" svg:width="1.06cm" svg:height="0.39cm" svg:x="4.04cm" svg:y="14.478cm">
          <draw:text-box>
            <text:p text:style-name="P1"><text:span text:style-name="T5">Filters </text:span></text:p>
          </draw:text-box>
        </draw:frame>
        <draw:polygon draw:style-name="gr3" draw:text-style-name="P4" draw:layer="layout" svg:width="0.017cm" svg:height="0.017cm" svg:x="2.54cm" svg:y="13.906cm" svg:viewBox="0 0 18 18" draw:points="0,18 18,18 18,0 0,0">
          <text:p/>
        </draw:polygon>
        <draw:polygon draw:style-name="gr3" draw:text-style-name="P4" draw:layer="layout" svg:width="1.28cm" svg:height="0.017cm" svg:x="2.557cm" svg:y="13.906cm" svg:viewBox="0 0 1281 18" draw:points="0,18 1281,18 1281,0 0,0">
          <text:p/>
        </draw:polygon>
        <draw:polygon draw:style-name="gr3" draw:text-style-name="P4" draw:layer="layout" svg:width="0.017cm" svg:height="0.017cm" svg:x="3.837cm" svg:y="13.906cm" svg:viewBox="0 0 18 18" draw:points="0,18 18,18 18,0 0,0">
          <text:p/>
        </draw:polygon>
        <draw:polygon draw:style-name="gr3" draw:text-style-name="P4" draw:layer="layout" svg:width="4.218cm" svg:height="0.017cm" svg:x="3.854cm" svg:y="13.906cm" svg:viewBox="0 0 4219 18" draw:points="0,18 4219,18 4219,0 0,0">
          <text:p/>
        </draw:polygon>
        <draw:polygon draw:style-name="gr3" draw:text-style-name="P4" draw:layer="layout" svg:width="0.017cm" svg:height="0.017cm" svg:x="8.072cm" svg:y="13.906cm" svg:viewBox="0 0 18 18" draw:points="0,18 18,18 18,0 0,0">
          <text:p/>
        </draw:polygon>
        <draw:polygon draw:style-name="gr3" draw:text-style-name="P4" draw:layer="layout" svg:width="10.121cm" svg:height="0.017cm" svg:x="8.089cm" svg:y="13.906cm" svg:viewBox="0 0 10122 18" draw:points="0,18 10122,18 10122,0 0,0">
          <text:p/>
        </draw:polygon>
        <draw:polygon draw:style-name="gr3" draw:text-style-name="P4" draw:layer="layout" svg:width="0.016cm" svg:height="0.017cm" svg:x="18.21cm" svg:y="13.906cm" svg:viewBox="0 0 17 18" draw:points="0,18 17,18 17,0 0,0">
          <text:p/>
        </draw:polygon>
        <draw:polygon draw:style-name="gr3" draw:text-style-name="P4" draw:layer="layout" svg:width="0.017cm" svg:height="1.448cm" svg:x="2.54cm" svg:y="13.923cm" svg:viewBox="0 0 18 1449" draw:points="0,1449 18,1449 18,0 0,0">
          <text:p/>
        </draw:polygon>
        <draw:polygon draw:style-name="gr3" draw:text-style-name="P4" draw:layer="layout" svg:width="0.017cm" svg:height="1.448cm" svg:x="3.837cm" svg:y="13.923cm" svg:viewBox="0 0 18 1449" draw:points="0,1449 18,1449 18,0 0,0">
          <text:p/>
        </draw:polygon>
        <draw:polygon draw:style-name="gr3" draw:text-style-name="P4" draw:layer="layout" svg:width="0.017cm" svg:height="1.448cm" svg:x="8.072cm" svg:y="13.923cm" svg:viewBox="0 0 18 1449" draw:points="0,1449 18,1449 18,0 0,0">
          <text:p/>
        </draw:polygon>
        <draw:polygon draw:style-name="gr3" draw:text-style-name="P4" draw:layer="layout" svg:width="0.016cm" svg:height="1.448cm" svg:x="18.21cm" svg:y="13.923cm" svg:viewBox="0 0 17 1449" draw:points="0,1449 17,1449 17,0 0,0">
          <text:p/>
        </draw:polygon>
        <draw:frame draw:style-name="gr2" draw:text-style-name="P3" draw:layer="layout" svg:width="0.388cm" svg:height="0.39cm" svg:x="8.275cm" svg:y="14.0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3.244cm" svg:y="15.477cm">
          <draw:text-box>
            <text:p text:style-name="P1"><text:span text:style-name="T3">5. </text:span></text:p>
          </draw:text-box>
        </draw:frame>
        <draw:frame draw:style-name="gr2" draw:text-style-name="P3" draw:layer="layout" svg:width="3.198cm" svg:height="0.39cm" svg:x="4.04cm" svg:y="15.469cm">
          <draw:text-box>
            <text:p text:style-name="P1"><text:span text:style-name="T5">Effective User Story </text:span></text:p>
          </draw:text-box>
        </draw:frame>
        <draw:polygon draw:style-name="gr3" draw:text-style-name="P4" draw:layer="layout" svg:width="0.017cm" svg:height="0.017cm" svg:x="2.54cm" svg:y="15.371cm" svg:viewBox="0 0 18 18" draw:points="0,18 18,18 18,0 0,0">
          <text:p/>
        </draw:polygon>
        <draw:polygon draw:style-name="gr3" draw:text-style-name="P4" draw:layer="layout" svg:width="1.28cm" svg:height="0.017cm" svg:x="2.557cm" svg:y="15.371cm" svg:viewBox="0 0 1281 18" draw:points="0,18 1281,18 1281,0 0,0">
          <text:p/>
        </draw:polygon>
        <draw:polygon draw:style-name="gr3" draw:text-style-name="P4" draw:layer="layout" svg:width="0.017cm" svg:height="0.017cm" svg:x="3.837cm" svg:y="15.371cm" svg:viewBox="0 0 18 18" draw:points="0,18 18,18 18,0 0,0">
          <text:p/>
        </draw:polygon>
        <draw:polygon draw:style-name="gr3" draw:text-style-name="P4" draw:layer="layout" svg:width="4.218cm" svg:height="0.017cm" svg:x="3.854cm" svg:y="15.371cm" svg:viewBox="0 0 4219 18" draw:points="0,18 4219,18 4219,0 0,0">
          <text:p/>
        </draw:polygon>
        <draw:polygon draw:style-name="gr3" draw:text-style-name="P4" draw:layer="layout" svg:width="0.017cm" svg:height="0.017cm" svg:x="8.072cm" svg:y="15.371cm" svg:viewBox="0 0 18 18" draw:points="0,18 18,18 18,0 0,0">
          <text:p/>
        </draw:polygon>
        <draw:polygon draw:style-name="gr3" draw:text-style-name="P4" draw:layer="layout" svg:width="10.121cm" svg:height="0.017cm" svg:x="8.089cm" svg:y="15.371cm" svg:viewBox="0 0 10122 18" draw:points="0,18 10122,18 10122,0 0,0">
          <text:p/>
        </draw:polygon>
        <draw:polygon draw:style-name="gr3" draw:text-style-name="P4" draw:layer="layout" svg:width="0.016cm" svg:height="0.017cm" svg:x="18.21cm" svg:y="15.371cm" svg:viewBox="0 0 17 18" draw:points="0,18 17,18 17,0 0,0">
          <text:p/>
        </draw:polygon>
        <draw:polygon draw:style-name="gr3" draw:text-style-name="P4" draw:layer="layout" svg:width="0.017cm" svg:height="1.44cm" svg:x="2.54cm" svg:y="15.388cm" svg:viewBox="0 0 18 1441" draw:points="0,1441 18,1441 18,0 0,0">
          <text:p/>
        </draw:polygon>
        <draw:polygon draw:style-name="gr3" draw:text-style-name="P4" draw:layer="layout" svg:width="0.017cm" svg:height="1.44cm" svg:x="3.837cm" svg:y="15.388cm" svg:viewBox="0 0 18 1441" draw:points="0,1441 18,1441 18,0 0,0">
          <text:p/>
        </draw:polygon>
        <draw:polygon draw:style-name="gr3" draw:text-style-name="P4" draw:layer="layout" svg:width="0.017cm" svg:height="1.44cm" svg:x="8.072cm" svg:y="15.388cm" svg:viewBox="0 0 18 1441" draw:points="0,1441 18,1441 18,0 0,0">
          <text:p/>
        </draw:polygon>
        <draw:polygon draw:style-name="gr3" draw:text-style-name="P4" draw:layer="layout" svg:width="0.016cm" svg:height="1.44cm" svg:x="18.21cm" svg:y="15.388cm" svg:viewBox="0 0 17 1441" draw:points="0,1441 17,1441 17,0 0,0">
          <text:p/>
        </draw:polygon>
        <draw:frame draw:style-name="gr2" draw:text-style-name="P3" draw:layer="layout" svg:width="3.689cm" svg:height="0.39cm" svg:x="8.275cm" svg:y="15.469cm">
          <draw:text-box>
            <text:p text:style-name="P1"><text:span text:style-name="T3">No of Scene Added - 2 <text:s/></text:span></text:p>
          </draw:text-box>
        </draw:frame>
        <draw:frame draw:style-name="gr2" draw:text-style-name="P3" draw:layer="layout" svg:width="0.476cm" svg:height="0.39cm" svg:x="3.244cm" svg:y="16.934cm">
          <draw:text-box>
            <text:p text:style-name="P1"><text:span text:style-name="T3">6. <text:s/></text:span></text:p>
          </draw:text-box>
        </draw:frame>
        <draw:frame draw:style-name="gr2" draw:text-style-name="P3" draw:layer="layout" svg:width="3.185cm" svg:height="0.39cm" svg:x="4.04cm" svg:y="16.926cm">
          <draw:text-box>
            <text:p text:style-name="P1"><text:span text:style-name="T5">Descriptive Reports </text:span></text:p>
          </draw:text-box>
        </draw:frame>
        <draw:polygon draw:style-name="gr3" draw:text-style-name="P4" draw:layer="layout" svg:width="0.017cm" svg:height="0.017cm" svg:x="2.54cm" svg:y="16.828cm" svg:viewBox="0 0 18 18" draw:points="0,18 18,18 18,0 0,0">
          <text:p/>
        </draw:polygon>
        <draw:polygon draw:style-name="gr3" draw:text-style-name="P4" draw:layer="layout" svg:width="1.28cm" svg:height="0.017cm" svg:x="2.557cm" svg:y="16.828cm" svg:viewBox="0 0 1281 18" draw:points="0,18 1281,18 1281,0 0,0">
          <text:p/>
        </draw:polygon>
        <draw:polygon draw:style-name="gr3" draw:text-style-name="P4" draw:layer="layout" svg:width="0.017cm" svg:height="0.017cm" svg:x="3.837cm" svg:y="16.828cm" svg:viewBox="0 0 18 18" draw:points="0,18 18,18 18,0 0,0">
          <text:p/>
        </draw:polygon>
        <draw:polygon draw:style-name="gr3" draw:text-style-name="P4" draw:layer="layout" svg:width="4.218cm" svg:height="0.017cm" svg:x="3.854cm" svg:y="16.828cm" svg:viewBox="0 0 4219 18" draw:points="0,18 4219,18 4219,0 0,0">
          <text:p/>
        </draw:polygon>
        <draw:polygon draw:style-name="gr3" draw:text-style-name="P4" draw:layer="layout" svg:width="0.017cm" svg:height="0.017cm" svg:x="8.072cm" svg:y="16.828cm" svg:viewBox="0 0 18 18" draw:points="0,18 18,18 18,0 0,0">
          <text:p/>
        </draw:polygon>
        <draw:polygon draw:style-name="gr3" draw:text-style-name="P4" draw:layer="layout" svg:width="10.121cm" svg:height="0.017cm" svg:x="8.089cm" svg:y="16.828cm" svg:viewBox="0 0 10122 18" draw:points="0,18 10122,18 10122,0 0,0">
          <text:p/>
        </draw:polygon>
        <draw:polygon draw:style-name="gr3" draw:text-style-name="P4" draw:layer="layout" svg:width="0.016cm" svg:height="0.017cm" svg:x="18.21cm" svg:y="16.828cm" svg:viewBox="0 0 17 18" draw:points="0,18 17,18 17,0 0,0">
          <text:p/>
        </draw:polygon>
        <draw:polygon draw:style-name="gr3" draw:text-style-name="P4" draw:layer="layout" svg:width="0.017cm" svg:height="1.439cm" svg:x="2.54cm" svg:y="16.845cm" svg:viewBox="0 0 18 1440" draw:points="0,1440 18,1440 18,0 0,0">
          <text:p/>
        </draw:polygon>
        <draw:polygon draw:style-name="gr3" draw:text-style-name="P4" draw:layer="layout" svg:width="0.017cm" svg:height="0.017cm" svg:x="2.54cm" svg:y="18.284cm" svg:viewBox="0 0 18 18" draw:points="0,18 18,18 18,0 0,0">
          <text:p/>
        </draw:polygon>
        <draw:polygon draw:style-name="gr3" draw:text-style-name="P4" draw:layer="layout" svg:width="0.017cm" svg:height="0.017cm" svg:x="2.54cm" svg:y="18.284cm" svg:viewBox="0 0 18 18" draw:points="0,18 18,18 18,0 0,0">
          <text:p/>
        </draw:polygon>
        <draw:polygon draw:style-name="gr3" draw:text-style-name="P4" draw:layer="layout" svg:width="1.28cm" svg:height="0.017cm" svg:x="2.557cm" svg:y="18.284cm" svg:viewBox="0 0 1281 18" draw:points="0,18 1281,18 1281,0 0,0">
          <text:p/>
        </draw:polygon>
        <draw:polygon draw:style-name="gr3" draw:text-style-name="P4" draw:layer="layout" svg:width="0.017cm" svg:height="1.439cm" svg:x="3.837cm" svg:y="16.845cm" svg:viewBox="0 0 18 1440" draw:points="0,1440 18,1440 18,0 0,0">
          <text:p/>
        </draw:polygon>
        <draw:polygon draw:style-name="gr3" draw:text-style-name="P4" draw:layer="layout" svg:width="0.017cm" svg:height="0.017cm" svg:x="3.837cm" svg:y="18.284cm" svg:viewBox="0 0 18 18" draw:points="0,18 18,18 18,0 0,0">
          <text:p/>
        </draw:polygon>
        <draw:polygon draw:style-name="gr3" draw:text-style-name="P4" draw:layer="layout" svg:width="4.218cm" svg:height="0.017cm" svg:x="3.854cm" svg:y="18.284cm" svg:viewBox="0 0 4219 18" draw:points="0,18 4219,18 4219,0 0,0">
          <text:p/>
        </draw:polygon>
        <draw:polygon draw:style-name="gr3" draw:text-style-name="P4" draw:layer="layout" svg:width="0.017cm" svg:height="1.439cm" svg:x="8.072cm" svg:y="16.845cm" svg:viewBox="0 0 18 1440" draw:points="0,1440 18,1440 18,0 0,0">
          <text:p/>
        </draw:polygon>
        <draw:polygon draw:style-name="gr3" draw:text-style-name="P4" draw:layer="layout" svg:width="0.017cm" svg:height="0.017cm" svg:x="8.072cm" svg:y="18.284cm" svg:viewBox="0 0 18 18" draw:points="0,18 18,18 18,0 0,0">
          <text:p/>
        </draw:polygon>
        <draw:polygon draw:style-name="gr3" draw:text-style-name="P4" draw:layer="layout" svg:width="10.121cm" svg:height="0.017cm" svg:x="8.089cm" svg:y="18.284cm" svg:viewBox="0 0 10122 18" draw:points="0,18 10122,18 10122,0 0,0">
          <text:p/>
        </draw:polygon>
        <draw:polygon draw:style-name="gr3" draw:text-style-name="P4" draw:layer="layout" svg:width="0.016cm" svg:height="1.439cm" svg:x="18.21cm" svg:y="16.845cm" svg:viewBox="0 0 17 1440" draw:points="0,1440 17,1440 17,0 0,0">
          <text:p/>
        </draw:polygon>
        <draw:polygon draw:style-name="gr3" draw:text-style-name="P4" draw:layer="layout" svg:width="0.016cm" svg:height="0.017cm" svg:x="18.21cm" svg:y="18.284cm" svg:viewBox="0 0 17 18" draw:points="0,18 17,18 17,0 0,0">
          <text:p/>
        </draw:polygon>
        <draw:polygon draw:style-name="gr3" draw:text-style-name="P4" draw:layer="layout" svg:width="0.016cm" svg:height="0.017cm" svg:x="18.21cm" svg:y="18.284cm" svg:viewBox="0 0 17 18" draw:points="0,18 17,18 17,0 0,0">
          <text:p/>
        </draw:polygon>
        <draw:frame draw:style-name="gr2" draw:text-style-name="P3" draw:layer="layout" svg:width="5.052cm" svg:height="0.39cm" svg:x="8.275cm" svg:y="16.926cm">
          <draw:text-box>
            <text:p text:style-name="P1"><text:span text:style-name="T3">No of Visulizations / Graphs - <text:s/>8 </text:span></text:p>
          </draw:text-box>
        </draw:frame>
        <draw:frame draw:style-name="gr2" draw:text-style-name="P3" draw:layer="layout" svg:width="0.388cm" svg:height="0.39cm" svg:x="2.541cm" svg:y="18.3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3cm" svg:x="2.541cm" svg:y="19.1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433cm" svg:x="2.541cm" svg:y="19.62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433cm" svg:x="2.541cm" svg:y="20.134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4.265cm" svg:height="0.396cm" svg:x="8.25cm" svg:y="11.35cm">
          <draw:text-box>
            <text:p><text:span text:style-name="T3">YES</text:span></text:p>
          </draw:text-box>
        </draw:frame>
        <draw:frame draw:style-name="gr5" draw:text-style-name="P6" draw:layer="layout" svg:width="4.265cm" svg:height="0.396cm" svg:x="5.954cm" svg:y="10.746cm">
          <draw:text-box>
            <text:p><text:span text:style-name="T3"><text:s/></text:span></text:p>
          </draw:text-box>
        </draw:frame>
        <draw:frame draw:style-name="gr5" draw:text-style-name="P6" draw:layer="layout" svg:width="4.176cm" svg:height="0.396cm" svg:x="8.5cm" svg:y="14.35cm">
          <draw:text-box>
            <text:p><text:span text:style-name="T3">YES</text:span></text:p>
          </draw:text-box>
        </draw:frame>
        <draw:frame draw:style-name="gr5" draw:text-style-name="P6" draw:layer="layout" svg:width="4.265cm" svg:height="0.396cm" svg:x="8.25cm" svg:y="12.954cm">
          <draw:text-box>
            <text:p><text:span text:style-name="T3">N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21T16:22:42.767000000</dc:date>
    <meta:editing-duration>PT7M4S</meta:editing-duration>
    <meta:editing-cycles>1</meta:editing-cycles>
    <meta:document-statistic meta:object-count="178"/>
    <meta:generator>LibreOffice/7.6.0.3$Windows_X86_64 LibreOffice_project/69edd8b8ebc41d00b4de3915dc82f8f0fc3b6265</meta:generator>
  </office:meta>
</office:document-meta>
</file>